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style:style style:name="ce1" style:family="table-cell" style:parent-style-name="Default">
      <style:text-properties fo:font-weight="bold" style:font-weight-complex="bold" style:font-weight-asian="bold" fo:color="#000000" fo:font-family="Calibri" fo:font-size="11.0pt"/>
      <style:table-cell-properties style:rotation-align="none"/>
    </style:style>
    <style:style style:name="ce2" style:family="table-cell" style:parent-style-name="Default">
      <style:text-properties fo:color="#0000FF" fo:font-family="Calibri" fo:font-size="11.0pt" style:text-underline-style="solid" style:text-underline-width="auto" style:text-underline-color="font-color" style:text-underline-type="single"/>
      <style:table-cell-properties style:rotation-align="none"/>
    </style:style>
  </office:automatic-styles>
  <office:body>
    <office:spreadsheet>
      <table:calculation-settings/>
      <table:table table:name="Worksheet">
        <office:forms/>
        <table:table-column table:number-columns-repeated="1024"/>
        <table:table-row>
          <table:table-cell table:style-name="ce1" office:value-type="string">
            <text:p>Title</text:p>
          </table:table-cell>
          <table:table-cell table:style-name="ce1" office:value-type="string">
            <text:p>Reported road accidents, Great Britain</text:p>
          </table:table-cell>
          <table:table-cell table:number-columns-repeated="1022"/>
        </table:table-row>
        <table:table-row>
          <table:table-cell table:style-name="ce0" office:value-type="string">
            <text:p>Description</text:p>
          </table:table-cell>
          <table:table-cell table:style-name="ce0" office:value-type="string">
            <text:p>Reported road accidents in Great Britain. Provided by severity, geography, year, and additional filters.</text:p>
          </table:table-cell>
          <table:table-cell table:number-columns-repeated="1022"/>
        </table:table-row>
        <table:table-row>
          <table:table-cell table:style-name="ce0" office:value-type="string">
            <text:p>Release Date</text:p>
          </table:table-cell>
          <table:table-cell table:style-name="ce0" office:value-type="string">
            <text:p>2020-09-30</text:p>
          </table:table-cell>
          <table:table-cell table:number-columns-repeated="1022"/>
        </table:table-row>
        <table:table-row>
          <table:table-cell table:style-name="ce0" office:value-type="string">
            <text:p>Next Release</text:p>
          </table:table-cell>
          <table:table-cell table:style-name="ce0" office:value-type="string">
            <text:p>September 2021</text:p>
          </table:table-cell>
          <table:table-cell table:number-columns-repeated="1022"/>
        </table:table-row>
        <table:table-row>
          <table:table-cell table:style-name="ce0" office:value-type="string">
            <text:p>Dataset</text:p>
          </table:table-cell>
          <table:table-cell table:style-name="ce0" office:value-type="string">
            <text:p>STATS19</text:p>
          </table:table-cell>
          <table:table-cell table:number-columns-repeated="1022"/>
        </table:table-row>
        <table:table-row>
          <table:table-cell table:style-name="ce0" office:value-type="string">
            <text:p>Release Frequency</text:p>
          </table:table-cell>
          <table:table-cell table:style-name="ce0" office:value-type="string">
            <text:p>annually</text:p>
          </table:table-cell>
          <table:table-cell table:number-columns-repeated="1022"/>
        </table:table-row>
        <table:table-row>
          <table:table-cell table:style-name="ce0" office:value-type="string">
            <text:p>Licence</text:p>
          </table:table-cell>
          <table:table-cell table:style-name="ce0" office:value-type="string">
            <text:p>Open Government Licence v3.0</text:p>
          </table:table-cell>
          <table:table-cell table:number-columns-repeated="1022"/>
        </table:table-row>
        <table:table-row>
          <table:table-cell table:style-name="ce0" office:value-type="string">
            <text:p>Theme</text:p>
          </table:table-cell>
          <table:table-cell table:style-name="ce0" office:value-type="string">
            <text:p>Road Safety</text:p>
          </table:table-cell>
          <table:table-cell table:number-columns-repeated="1022"/>
        </table:table-row>
        <table:table-row>
          <table:table-cell table:style-name="ce0" office:value-type="string">
            <text:p>Unit of Measure</text:p>
          </table:table-cell>
          <table:table-cell table:style-name="ce0" office:value-type="string">
            <text:p>Number of accidents</text:p>
          </table:table-cell>
          <table:table-cell table:number-columns-repeated="1022"/>
        </table:table-row>
        <table:table-row>
          <table:table-cell table:style-name="ce0" office:value-type="string">
            <text:p>National Statistic</text:p>
          </table:table-cell>
          <table:table-cell table:style-name="ce0" office:value-type="string">
            <text:p>Yes</text:p>
          </table:table-cell>
          <table:table-cell table:number-columns-repeated="1022"/>
        </table:table-row>
        <table:table-row>
          <table:table-cell table:style-name="ce0" office:value-type="string">
            <text:p>Report webpage</text:p>
          </table:table-cell>
          <table:table-cell table:style-name="ce2" office:value-type="string">
            <text:p>https://roadtraffic.dft.gov.uk/custom-downloads/road-accidents/reports/a6feb7a4-8432-47c0-8367-bb1feb97506e</text:p>
          </table:table-cell>
          <table:table-cell table:number-columns-repeated="1022"/>
        </table:table-row>
        <table:table-row>
          <table:table-cell table:style-name="ce0"/>
          <table:table-cell table:style-name="ce0"/>
          <table:table-cell table:number-columns-repeated="1022"/>
        </table:table-row>
        <table:table-row>
          <table:table-cell table:style-name="ce1" office:value-type="string">
            <text:p>Warning</text:p>
          </table:table-cell>
          <table:table-cell table:style-name="ce0" office:value-type="string">
            <text:p>Rows where the value is 0 are not included.</text:p>
          </table:table-cell>
          <table:table-cell table:number-columns-repeated="1022"/>
        </table:table-row>
        <table:table-row>
          <table:table-cell table:style-name="ce0"/>
          <table:table-cell table:style-name="ce0"/>
          <table:table-cell table:number-columns-repeated="1022"/>
        </table:table-row>
        <table:table-row>
          <table:table-cell table:style-name="ce1" office:value-type="string">
            <text:p>Contacts</text:p>
          </table:table-cell>
          <table:table-cell table:style-name="ce0"/>
          <table:table-cell table:number-columns-repeated="1022"/>
        </table:table-row>
        <table:table-row>
          <table:table-cell table:style-name="ce0"/>
          <table:table-cell table:style-name="ce0" office:value-type="string">
            <text:p>Road Safety Statistics</text:p>
          </table:table-cell>
          <table:table-cell table:number-columns-repeated="1022"/>
        </table:table-row>
        <table:table-row>
          <table:table-cell table:style-name="ce0"/>
          <table:table-cell table:style-name="ce0" office:value-type="string">
            <text:p>+44 (0)20 7944 6595</text:p>
          </table:table-cell>
          <table:table-cell table:number-columns-repeated="1022"/>
        </table:table-row>
        <table:table-row>
          <table:table-cell table:style-name="ce0"/>
          <table:table-cell table:style-name="ce2" office:value-type="string">
            <text:p>roadacc.stats@dft.gov.uk</text:p>
          </table:table-cell>
          <table:table-cell table:number-columns-repeated="1022"/>
        </table:table-row>
        <table:table-row>
          <table:table-cell table:style-name="ce1" office:value-type="string">
            <text:p>Strengths and weaknesses</text:p>
          </table:table-cell>
          <table:table-cell table:style-name="ce0"/>
          <table:table-cell table:number-columns-repeated="1022"/>
        </table:table-row>
        <table:table-row>
          <table:table-cell table:style-name="ce0"/>
          <table:table-cell table:style-name="ce0" office:value-type="string">
            <text:p>While very few fatalities are not reported to the police it has long been known that a considerable proportion of non-fatal casualties are not known to the police, as hospital, survey and compensation claims data all indicate a higher number of casualties than police accident data would suggest.</text:p>
          </table:table-cell>
          <table:table-cell table:number-columns-repeated="1022"/>
        </table:table-row>
        <table:table-row>
          <table:table-cell table:style-name="ce0"/>
          <table:table-cell table:style-name="ce0" office:value-type="string">
            <text:p>The introduction of online reporting has impacted the volume and quality of data received by the Department. It is believed that the introduction of online reporting has introduced a different definition for unknown values (for example, unknown to the public as opposed to unknown by the police) that has not been subsequently populated by the police.</text:p>
          </table:table-cell>
          <table:table-cell table:number-columns-repeated="1022"/>
        </table:table-row>
        <table:table-row>
          <table:table-cell table:style-name="ce0"/>
          <table:table-cell table:style-name="ce0" office:value-type="string">
            <text:p>Since 2016, changes in severity reporting systems for a large number of police forces mean that serious injury figures, and to a lesser extent slight injuries, as reported by the police are not comparable with earlier years. Adjustments to account for the change have been produced for high level series and are available in some published tables. More information on the change and the adjustment process is available in the 2018 main results publication. For analysis of trends over time, using the experimental adjusted series is recommended.</text:p>
          </table:table-cell>
          <table:table-cell table:number-columns-repeated="1022"/>
        </table:table-row>
        <table:table-row>
          <table:table-cell table:style-name="ce0"/>
          <table:table-cell table:style-name="ce0"/>
          <table:table-cell table:number-columns-repeated="1022"/>
        </table:table-row>
        <table:table-row>
          <table:table-cell table:style-name="ce0" office:value-type="string">
            <text:p>Guidance documentation</text:p>
          </table:table-cell>
          <table:table-cell table:style-name="ce2" office:value-type="string">
            <text:p>https://www.gov.uk/government/publications/road-accidents-and-safety-statistics-guidance</text:p>
          </table:table-cell>
          <table:table-cell table:number-columns-repeated="1022"/>
        </table:table-row>
        <table:table-row>
          <table:table-cell table:style-name="ce0" office:value-type="string">
            <text:p>Publications and tables</text:p>
          </table:table-cell>
          <table:table-cell table:style-name="ce2" office:value-type="string">
            <text:p>https://www.gov.uk/government/collections/road-accidents-and-safety-statistics</text:p>
          </table:table-cell>
          <table:table-cell table:number-columns-repeated="1022"/>
        </table:table-row>
        <table:table-row>
          <table:table-cell table:style-name="ce0" office:value-type="string">
            <text:p>Open dataset</text:p>
          </table:table-cell>
          <table:table-cell table:style-name="ce2" office:value-type="string">
            <text:p>https://data.gov.uk/dataset/cb7ae6f0-4be6-4935-9277-47e5ce24a11f/road-safety-data</text:p>
          </table:table-cell>
          <table:table-cell table:number-columns-repeated="1022"/>
        </table:table-row>
        <table:table-row>
          <table:table-cell table:style-name="ce0"/>
          <table:table-cell table:style-name="ce0"/>
          <table:table-cell table:number-columns-repeated="1022"/>
        </table:table-row>
        <table:table-row>
          <table:table-cell table:style-name="ce1" office:value-type="string">
            <text:p>Filter data</text:p>
          </table:table-cell>
          <table:table-cell table:style-name="ce0" office:value-type="string">
            <text:p>To filter data, first select the 'filter' option which appears when you press the 'sort and filter' button in the 'editing' pane of the 'Home' tool bar. This can be found on the right hand side of the screen when the 'Home' tool bar is selected. Then select the appropriate down arrow for the field you want to filter and either select the required checkbox, or start typing the value you are looking for.</text:p>
          </table:table-cell>
          <table:table-cell table:number-columns-repeated="1022"/>
        </table:table-row>
      </table:table>
      <table:table table:name="GB - All accidents">
        <office:forms/>
        <table:table-column table:number-columns-repeated="1024"/>
        <table:table-row>
          <table:table-cell table:style-name="ce0" office:value-type="string">
            <text:p>Accident year</text:p>
          </table:table-cell>
          <table:table-cell table:style-name="ce0" office:value-type="string">
            <text:p>Urban rural</text:p>
          </table:table-cell>
          <table:table-cell table:style-name="ce0" office:value-type="string">
            <text:p>Built up roads</text:p>
          </table:table-cell>
          <table:table-cell table:style-name="ce0" office:value-type="string">
            <text:p>Speed limit</text:p>
          </table:table-cell>
          <table:table-cell table:style-name="ce0" office:value-type="string">
            <text:p>Road class</text:p>
          </table:table-cell>
          <table:table-cell table:style-name="ce0" office:value-type="string">
            <text:p>All accidents</text:p>
          </table:table-cell>
          <table:table-cell table:number-columns-repeated="1018"/>
        </table:table-row>
        <table:table-row>
          <table:table-cell table:style-name="ce0" office:value-type="float" office:value="2018">
            <text:p>2018</text:p>
          </table:table-cell>
          <table:table-cell table:style-name="ce0" office:value-type="string">
            <text:p>Unknown</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1">
            <text:p>1</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773">
            <text:p>773</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72">
            <text:p>72</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3633">
            <text:p>3633</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926">
            <text:p>926</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994">
            <text:p>994</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4743">
            <text:p>4743</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24463">
            <text:p>24463</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7056">
            <text:p>7056</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4182">
            <text:p>4182</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28052">
            <text:p>28052</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4061">
            <text:p>4061</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457">
            <text:p>457</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124">
            <text:p>124</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773">
            <text:p>773</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1103">
            <text:p>1103</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41">
            <text:p>41</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11">
            <text:p>11</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59">
            <text:p>59</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359">
            <text:p>359</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46">
            <text:p>46</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64">
            <text:p>64</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141">
            <text:p>141</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407">
            <text:p>407</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B</text:p>
          </table:table-cell>
          <table:table-cell table:style-name="ce0" office:value-type="float" office:value="7">
            <text:p>7</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19">
            <text:p>19</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Unclassified</text:p>
          </table:table-cell>
          <table:table-cell table:style-name="ce0" office:value-type="float" office:value="17">
            <text:p>17</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3451">
            <text:p>3451</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269">
            <text:p>269</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67">
            <text:p>67</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32">
            <text:p>32</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9">
            <text:p>9</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247">
            <text:p>247</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3251">
            <text:p>3251</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1590">
            <text:p>1590</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442">
            <text:p>442</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4355">
            <text:p>4355</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2730">
            <text:p>2730</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863">
            <text:p>863</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155">
            <text:p>155</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979">
            <text:p>979</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2708">
            <text:p>2708</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532">
            <text:p>532</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55">
            <text:p>55</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261">
            <text:p>261</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7442">
            <text:p>7442</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2624">
            <text:p>2624</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935">
            <text:p>935</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3671">
            <text:p>3671</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3245">
            <text:p>3245</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B</text:p>
          </table:table-cell>
          <table:table-cell table:style-name="ce0" office:value-type="float" office:value="29">
            <text:p>29</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14">
            <text:p>14</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Unclassified</text:p>
          </table:table-cell>
          <table:table-cell table:style-name="ce0" office:value-type="float" office:value="40">
            <text:p>40</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1">
            <text:p>1</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2">
            <text:p>2</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2">
            <text:p>2</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6">
            <text:p>6</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7">
            <text:p>7</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1">
            <text:p>1</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9">
            <text:p>9</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4">
            <text:p>4</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1">
            <text:p>1</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2">
            <text:p>2</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1">
            <text:p>1</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12">
            <text:p>12</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3">
            <text:p>3</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1">
            <text:p>1</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3">
            <text:p>3</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721">
            <text:p>721</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71">
            <text:p>71</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4141">
            <text:p>4141</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1079">
            <text:p>1079</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1110">
            <text:p>1110</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5020">
            <text:p>5020</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23788">
            <text:p>23788</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7383">
            <text:p>7383</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3640">
            <text:p>3640</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25081">
            <text:p>25081</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4094">
            <text:p>4094</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437">
            <text:p>437</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89">
            <text:p>89</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637">
            <text:p>637</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1076">
            <text:p>1076</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42">
            <text:p>42</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12">
            <text:p>12</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66">
            <text:p>66</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315">
            <text:p>315</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52">
            <text:p>52</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48">
            <text:p>48</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113">
            <text:p>113</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408">
            <text:p>408</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B</text:p>
          </table:table-cell>
          <table:table-cell table:style-name="ce0" office:value-type="float" office:value="9">
            <text:p>9</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14">
            <text:p>14</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Unclassified</text:p>
          </table:table-cell>
          <table:table-cell table:style-name="ce0" office:value-type="float" office:value="11">
            <text:p>11</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3088">
            <text:p>3088</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249">
            <text:p>249</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70">
            <text:p>70</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41">
            <text:p>41</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8">
            <text:p>8</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273">
            <text:p>273</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3327">
            <text:p>3327</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1678">
            <text:p>1678</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311">
            <text:p>311</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4015">
            <text:p>4015</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2756">
            <text:p>2756</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873">
            <text:p>873</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120">
            <text:p>120</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944">
            <text:p>944</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2428">
            <text:p>2428</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458">
            <text:p>458</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48">
            <text:p>48</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300">
            <text:p>300</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6857">
            <text:p>6857</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2459">
            <text:p>2459</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646">
            <text:p>646</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3900">
            <text:p>3900</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3045">
            <text:p>3045</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B</text:p>
          </table:table-cell>
          <table:table-cell table:style-name="ce0" office:value-type="float" office:value="23">
            <text:p>23</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12">
            <text:p>12</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Unclassified</text:p>
          </table:table-cell>
          <table:table-cell table:style-name="ce0" office:value-type="float" office:value="42">
            <text:p>42</text:p>
          </table:table-cell>
          <table:table-cell table:number-columns-repeated="1018"/>
        </table:table-row>
        <table:table-row>
          <table:table-cell table:style-name="ce0" office:value-type="float" office:value="2019">
            <text:p>2019</text:p>
          </table:table-cell>
          <table:table-cell table:style-name="ce0" office:value-type="string">
            <text:p>Unallocated</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1">
            <text:p>1</text:p>
          </table:table-cell>
          <table:table-cell table:number-columns-repeated="1018"/>
        </table:table-row>
        <table:table-row>
          <table:table-cell table:style-name="ce0" office:value-type="float" office:value="2019">
            <text:p>2019</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6">
            <text:p>6</text:p>
          </table:table-cell>
          <table:table-cell table:number-columns-repeated="1018"/>
        </table:table-row>
        <table:table-row>
          <table:table-cell table:style-name="ce0" office:value-type="float" office:value="2019">
            <text:p>2019</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1">
            <text:p>1</text:p>
          </table:table-cell>
          <table:table-cell table:number-columns-repeated="1018"/>
        </table:table-row>
        <table:table-row>
          <table:table-cell table:style-name="ce0" office:value-type="float" office:value="2019">
            <text:p>2019</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4">
            <text:p>4</text:p>
          </table:table-cell>
          <table:table-cell table:number-columns-repeated="1018"/>
        </table:table-row>
        <table:table-row>
          <table:table-cell table:style-name="ce0" office:value-type="float" office:value="2019">
            <text:p>2019</text:p>
          </table:table-cell>
          <table:table-cell table:style-name="ce0" office:value-type="string">
            <text:p>Unallocated</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1">
            <text:p>1</text:p>
          </table:table-cell>
          <table:table-cell table:number-columns-repeated="1018"/>
        </table:table-row>
        <table:table-row>
          <table:table-cell table:style-name="ce0" office:value-type="float" office:value="2019">
            <text:p>2019</text:p>
          </table:table-cell>
          <table:table-cell table:style-name="ce0" office:value-type="string">
            <text:p>Unallocated</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1">
            <text:p>1</text:p>
          </table:table-cell>
          <table:table-cell table:number-columns-repeated="1018"/>
        </table:table-row>
        <table:table-row>
          <table:table-cell table:style-name="ce0" office:value-type="float" office:value="2019">
            <text:p>2019</text:p>
          </table:table-cell>
          <table:table-cell table:style-name="ce0" office:value-type="string">
            <text:p>Unallocated</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2">
            <text:p>2</text:p>
          </table:table-cell>
          <table:table-cell table:number-columns-repeated="1018"/>
        </table:table-row>
        <table:table-row>
          <table:table-cell table:style-name="ce0" office:value-type="float" office:value="2019">
            <text:p>2019</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6">
            <text:p>6</text:p>
          </table:table-cell>
          <table:table-cell table:number-columns-repeated="1018"/>
        </table:table-row>
        <table:table-row>
          <table:table-cell table:style-name="ce0" office:value-type="float" office:value="2019">
            <text:p>2019</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1">
            <text:p>1</text:p>
          </table:table-cell>
          <table:table-cell table:number-columns-repeated="1018"/>
        </table:table-row>
        <table:table-row>
          <table:table-cell table:style-name="ce0" office:value-type="float" office:value="2019">
            <text:p>2019</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3">
            <text:p>3</text:p>
          </table:table-cell>
          <table:table-cell table:number-columns-repeated="1018"/>
        </table:table-row>
        <table:table-row>
          <table:table-cell table:style-name="ce0" office:value-type="float" office:value="2019">
            <text:p>2019</text:p>
          </table:table-cell>
          <table:table-cell table:style-name="ce0" office:value-type="string">
            <text:p>Unallocated</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2">
            <text:p>2</text:p>
          </table:table-cell>
          <table:table-cell table:number-columns-repeated="1018"/>
        </table:table-row>
      </table:table>
      <table:table table:name="GB - FSA">
        <office:forms/>
        <table:table-column table:number-columns-repeated="1024"/>
        <table:table-row>
          <table:table-cell table:style-name="ce0" office:value-type="string">
            <text:p>Accident year</text:p>
          </table:table-cell>
          <table:table-cell table:style-name="ce0" office:value-type="string">
            <text:p>Urban rural</text:p>
          </table:table-cell>
          <table:table-cell table:style-name="ce0" office:value-type="string">
            <text:p>Built up roads</text:p>
          </table:table-cell>
          <table:table-cell table:style-name="ce0" office:value-type="string">
            <text:p>Speed limit</text:p>
          </table:table-cell>
          <table:table-cell table:style-name="ce0" office:value-type="string">
            <text:p>Road class</text:p>
          </table:table-cell>
          <table:table-cell table:style-name="ce0" office:value-type="string">
            <text:p>Fatal or serious</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102">
            <text:p>102</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8">
            <text:p>8</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615">
            <text:p>615</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138">
            <text:p>138</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150">
            <text:p>150</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800">
            <text:p>800</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4340">
            <text:p>4340</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1352">
            <text:p>1352</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754">
            <text:p>754</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5121">
            <text:p>5121</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818">
            <text:p>818</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106">
            <text:p>106</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19">
            <text:p>19</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180">
            <text:p>180</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180">
            <text:p>180</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6">
            <text:p>6</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1">
            <text:p>1</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9">
            <text:p>9</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56">
            <text:p>56</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9">
            <text:p>9</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11">
            <text:p>11</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23">
            <text:p>23</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75">
            <text:p>75</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2">
            <text:p>2</text:p>
          </table:table-cell>
          <table:table-cell table:number-columns-repeated="1018"/>
        </table:table-row>
        <table:table-row>
          <table:table-cell table:style-name="ce0" office:value-type="float" office:value="2018">
            <text:p>2018</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Unclassified</text:p>
          </table:table-cell>
          <table:table-cell table:style-name="ce0" office:value-type="float" office:value="3">
            <text:p>3</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623">
            <text:p>623</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45">
            <text:p>45</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10">
            <text:p>10</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8">
            <text:p>8</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1">
            <text:p>1</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60">
            <text:p>60</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662">
            <text:p>662</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340">
            <text:p>340</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99">
            <text:p>99</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901">
            <text:p>901</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637">
            <text:p>637</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227">
            <text:p>227</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33">
            <text:p>33</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243">
            <text:p>243</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698">
            <text:p>698</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158">
            <text:p>158</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15">
            <text:p>15</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55">
            <text:p>55</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2260">
            <text:p>2260</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847">
            <text:p>847</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295">
            <text:p>295</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977">
            <text:p>977</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733">
            <text:p>733</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B</text:p>
          </table:table-cell>
          <table:table-cell table:style-name="ce0" office:value-type="float" office:value="6">
            <text:p>6</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4">
            <text:p>4</text:p>
          </table:table-cell>
          <table:table-cell table:number-columns-repeated="1018"/>
        </table:table-row>
        <table:table-row>
          <table:table-cell table:style-name="ce0" office:value-type="float" office:value="2018">
            <text:p>2018</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Unclassified</text:p>
          </table:table-cell>
          <table:table-cell table:style-name="ce0" office:value-type="float" office:value="9">
            <text:p>9</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1">
            <text:p>1</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3">
            <text:p>3</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2">
            <text:p>2</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2">
            <text:p>2</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2">
            <text:p>2</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1">
            <text:p>1</text:p>
          </table:table-cell>
          <table:table-cell table:number-columns-repeated="1018"/>
        </table:table-row>
        <table:table-row>
          <table:table-cell table:style-name="ce0" office:value-type="float" office:value="2018">
            <text:p>2018</text:p>
          </table:table-cell>
          <table:table-cell table:style-name="ce0" office:value-type="string">
            <text:p>Unallocated</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1">
            <text:p>1</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113">
            <text:p>113</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16">
            <text:p>16</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639">
            <text:p>639</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171">
            <text:p>171</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158">
            <text:p>158</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855">
            <text:p>855</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4358">
            <text:p>4358</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1457">
            <text:p>1457</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603">
            <text:p>603</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5039">
            <text:p>5039</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810">
            <text:p>810</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115">
            <text:p>115</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21">
            <text:p>21</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156">
            <text:p>156</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176">
            <text:p>176</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10">
            <text:p>10</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1">
            <text:p>1</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10">
            <text:p>10</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70">
            <text:p>70</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8">
            <text:p>8</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7">
            <text:p>7</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31">
            <text:p>31</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88">
            <text:p>88</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B</text:p>
          </table:table-cell>
          <table:table-cell table:style-name="ce0" office:value-type="float" office:value="2">
            <text:p>2</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2">
            <text:p>2</text:p>
          </table:table-cell>
          <table:table-cell table:number-columns-repeated="1018"/>
        </table:table-row>
        <table:table-row>
          <table:table-cell table:style-name="ce0" office:value-type="float" office:value="2019">
            <text:p>2019</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Unclassified</text:p>
          </table:table-cell>
          <table:table-cell table:style-name="ce0" office:value-type="float" office:value="2">
            <text:p>2</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578">
            <text:p>578</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57">
            <text:p>57</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12">
            <text:p>12</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11">
            <text:p>11</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1">
            <text:p>1</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66">
            <text:p>66</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711">
            <text:p>711</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401">
            <text:p>401</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52">
            <text:p>52</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908">
            <text:p>908</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669">
            <text:p>669</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242">
            <text:p>242</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18">
            <text:p>18</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259">
            <text:p>259</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646">
            <text:p>646</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137">
            <text:p>137</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13">
            <text:p>13</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76">
            <text:p>76</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2284">
            <text:p>2284</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831">
            <text:p>831</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210">
            <text:p>210</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1182">
            <text:p>1182</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769">
            <text:p>769</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B</text:p>
          </table:table-cell>
          <table:table-cell table:style-name="ce0" office:value-type="float" office:value="7">
            <text:p>7</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4">
            <text:p>4</text:p>
          </table:table-cell>
          <table:table-cell table:number-columns-repeated="1018"/>
        </table:table-row>
        <table:table-row>
          <table:table-cell table:style-name="ce0" office:value-type="float" office:value="2019">
            <text:p>2019</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Unclassified</text:p>
          </table:table-cell>
          <table:table-cell table:style-name="ce0" office:value-type="float" office:value="9">
            <text:p>9</text:p>
          </table:table-cell>
          <table:table-cell table:number-columns-repeated="1018"/>
        </table:table-row>
        <table:table-row>
          <table:table-cell table:style-name="ce0" office:value-type="float" office:value="2019">
            <text:p>2019</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1">
            <text:p>1</text:p>
          </table:table-cell>
          <table:table-cell table:number-columns-repeated="1018"/>
        </table:table-row>
        <table:table-row>
          <table:table-cell table:style-name="ce0" office:value-type="float" office:value="2019">
            <text:p>2019</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1">
            <text:p>1</text:p>
          </table:table-cell>
          <table:table-cell table:number-columns-repeated="1018"/>
        </table:table-row>
        <table:table-row>
          <table:table-cell table:style-name="ce0" office:value-type="float" office:value="2019">
            <text:p>2019</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1">
            <text:p>1</text:p>
          </table:table-cell>
          <table:table-cell table:number-columns-repeated="1018"/>
        </table:table-row>
        <table:table-row>
          <table:table-cell table:style-name="ce0" office:value-type="float" office:value="2019">
            <text:p>2019</text:p>
          </table:table-cell>
          <table:table-cell table:style-name="ce0" office:value-type="string">
            <text:p>Unallocated</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1">
            <text:p>1</text:p>
          </table:table-cell>
          <table:table-cell table:number-columns-repeated="1018"/>
        </table:table-row>
      </table:table>
      <table:table table:name="GB - By severity">
        <office:forms/>
        <table:table-column table:number-columns-repeated="1024"/>
        <table:table-row>
          <table:table-cell table:style-name="ce0" office:value-type="string">
            <text:p>Accident year</text:p>
          </table:table-cell>
          <table:table-cell table:style-name="ce0" office:value-type="string">
            <text:p>Accident severity</text:p>
          </table:table-cell>
          <table:table-cell table:style-name="ce0" office:value-type="string">
            <text:p>Urban rural</text:p>
          </table:table-cell>
          <table:table-cell table:style-name="ce0" office:value-type="string">
            <text:p>Built up roads</text:p>
          </table:table-cell>
          <table:table-cell table:style-name="ce0" office:value-type="string">
            <text:p>Speed limit</text:p>
          </table:table-cell>
          <table:table-cell table:style-name="ce0" office:value-type="string">
            <text:p>Road class</text:p>
          </table:table-cell>
          <table:table-cell table:style-name="ce0" office:value-type="string">
            <text:p>Accidents</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9">
            <text:p>9</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17">
            <text:p>17</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3">
            <text:p>3</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1">
            <text:p>1</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22">
            <text:p>22</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207">
            <text:p>207</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55">
            <text:p>55</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29">
            <text:p>29</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175">
            <text:p>175</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59">
            <text:p>59</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5">
            <text:p>5</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2">
            <text:p>2</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9">
            <text:p>9</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17">
            <text:p>17</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7">
            <text:p>7</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2">
            <text:p>2</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1">
            <text:p>1</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4">
            <text:p>4</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11">
            <text:p>11</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76">
            <text:p>76</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7">
            <text:p>7</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6">
            <text:p>6</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42">
            <text:p>42</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17">
            <text:p>17</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4">
            <text:p>4</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38">
            <text:p>38</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47">
            <text:p>47</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21">
            <text:p>21</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7">
            <text:p>7</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18">
            <text:p>18</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96">
            <text:p>96</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18">
            <text:p>18</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1">
            <text:p>1</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2">
            <text:p>2</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329">
            <text:p>329</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83">
            <text:p>83</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35">
            <text:p>35</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80">
            <text:p>80</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107">
            <text:p>107</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B</text:p>
          </table:table-cell>
          <table:table-cell table:style-name="ce0" office:value-type="float" office:value="1">
            <text:p>1</text:p>
          </table:table-cell>
          <table:table-cell table:number-columns-repeated="1017"/>
        </table:table-row>
        <table:table-row>
          <table:table-cell table:style-name="ce0" office:value-type="float" office:value="2018">
            <text:p>2018</text:p>
          </table:table-cell>
          <table:table-cell table:style-name="ce0" office:value-type="string">
            <text:p>Fatal</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1">
            <text:p>1</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93">
            <text:p>93</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8">
            <text:p>8</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598">
            <text:p>598</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135">
            <text:p>135</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149">
            <text:p>149</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778">
            <text:p>778</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4133">
            <text:p>4133</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1297">
            <text:p>1297</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725">
            <text:p>725</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4946">
            <text:p>4946</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759">
            <text:p>759</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101">
            <text:p>101</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17">
            <text:p>17</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171">
            <text:p>171</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163">
            <text:p>163</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6">
            <text:p>6</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1">
            <text:p>1</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9">
            <text:p>9</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49">
            <text:p>49</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7">
            <text:p>7</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10">
            <text:p>10</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19">
            <text:p>19</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64">
            <text:p>64</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2">
            <text:p>2</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Unclassified</text:p>
          </table:table-cell>
          <table:table-cell table:style-name="ce0" office:value-type="float" office:value="3">
            <text:p>3</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547">
            <text:p>547</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38">
            <text:p>38</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10">
            <text:p>10</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8">
            <text:p>8</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1">
            <text:p>1</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54">
            <text:p>54</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620">
            <text:p>620</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323">
            <text:p>323</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95">
            <text:p>95</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863">
            <text:p>863</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590">
            <text:p>590</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206">
            <text:p>206</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26">
            <text:p>26</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225">
            <text:p>225</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602">
            <text:p>602</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140">
            <text:p>140</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14">
            <text:p>14</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53">
            <text:p>53</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1931">
            <text:p>1931</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764">
            <text:p>764</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260">
            <text:p>260</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897">
            <text:p>897</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626">
            <text:p>626</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B</text:p>
          </table:table-cell>
          <table:table-cell table:style-name="ce0" office:value-type="float" office:value="5">
            <text:p>5</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4">
            <text:p>4</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Unclassified</text:p>
          </table:table-cell>
          <table:table-cell table:style-name="ce0" office:value-type="float" office:value="9">
            <text:p>9</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nallocated</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1">
            <text:p>1</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3">
            <text:p>3</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nallocated</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2">
            <text:p>2</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2">
            <text:p>2</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2">
            <text:p>2</text:p>
          </table:table-cell>
          <table:table-cell table:number-columns-repeated="1017"/>
        </table:table-row>
        <table:table-row>
          <table:table-cell table:style-name="ce0" office:value-type="float" office:value="2018">
            <text:p>2018</text:p>
          </table:table-cell>
          <table:table-cell table:style-name="ce0" office:value-type="string">
            <text:p>Serious</text:p>
          </table:table-cell>
          <table:table-cell table:style-name="ce0" office:value-type="string">
            <text:p>Unallocated</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1">
            <text:p>1</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nknown</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1">
            <text:p>1</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671">
            <text:p>671</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64">
            <text:p>64</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3018">
            <text:p>3018</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788">
            <text:p>788</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844">
            <text:p>844</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3943">
            <text:p>3943</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20123">
            <text:p>20123</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5704">
            <text:p>5704</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3428">
            <text:p>3428</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22931">
            <text:p>22931</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3243">
            <text:p>3243</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351">
            <text:p>351</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105">
            <text:p>105</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593">
            <text:p>593</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923">
            <text:p>923</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35">
            <text:p>35</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10">
            <text:p>10</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50">
            <text:p>50</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303">
            <text:p>303</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37">
            <text:p>37</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53">
            <text:p>53</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118">
            <text:p>118</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332">
            <text:p>332</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B</text:p>
          </table:table-cell>
          <table:table-cell table:style-name="ce0" office:value-type="float" office:value="7">
            <text:p>7</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17">
            <text:p>17</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Unclassified</text:p>
          </table:table-cell>
          <table:table-cell table:style-name="ce0" office:value-type="float" office:value="14">
            <text:p>14</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2828">
            <text:p>2828</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224">
            <text:p>224</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57">
            <text:p>57</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24">
            <text:p>24</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8">
            <text:p>8</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187">
            <text:p>187</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2589">
            <text:p>2589</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1250">
            <text:p>1250</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343">
            <text:p>343</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3454">
            <text:p>3454</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2093">
            <text:p>2093</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636">
            <text:p>636</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122">
            <text:p>122</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736">
            <text:p>736</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2010">
            <text:p>2010</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374">
            <text:p>374</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40">
            <text:p>40</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206">
            <text:p>206</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5182">
            <text:p>5182</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1777">
            <text:p>1777</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640">
            <text:p>640</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2694">
            <text:p>2694</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2512">
            <text:p>2512</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B</text:p>
          </table:table-cell>
          <table:table-cell table:style-name="ce0" office:value-type="float" office:value="23">
            <text:p>23</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10">
            <text:p>10</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Unclassified</text:p>
          </table:table-cell>
          <table:table-cell table:style-name="ce0" office:value-type="float" office:value="31">
            <text:p>31</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nallocated</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1">
            <text:p>1</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nallocated</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2">
            <text:p>2</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nallocated</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2">
            <text:p>2</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nallocated</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5">
            <text:p>5</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4">
            <text:p>4</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1">
            <text:p>1</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9">
            <text:p>9</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nallocated</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2">
            <text:p>2</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nallocated</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1">
            <text:p>1</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nallocated</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2">
            <text:p>2</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nallocated</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1">
            <text:p>1</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10">
            <text:p>10</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1">
            <text:p>1</text:p>
          </table:table-cell>
          <table:table-cell table:number-columns-repeated="1017"/>
        </table:table-row>
        <table:table-row>
          <table:table-cell table:style-name="ce0" office:value-type="float" office:value="2018">
            <text:p>2018</text:p>
          </table:table-cell>
          <table:table-cell table:style-name="ce0" office:value-type="string">
            <text:p>Slight</text:p>
          </table:table-cell>
          <table:table-cell table:style-name="ce0" office:value-type="string">
            <text:p>Unallocated</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2">
            <text:p>2</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18">
            <text:p>18</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2">
            <text:p>2</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18">
            <text:p>18</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8">
            <text:p>8</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3">
            <text:p>3</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22">
            <text:p>22</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200">
            <text:p>200</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60">
            <text:p>60</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22">
            <text:p>22</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155">
            <text:p>155</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78">
            <text:p>78</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9">
            <text:p>9</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3">
            <text:p>3</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11">
            <text:p>11</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14">
            <text:p>14</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3">
            <text:p>3</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5">
            <text:p>5</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2">
            <text:p>2</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11">
            <text:p>11</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75">
            <text:p>75</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5">
            <text:p>5</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3">
            <text:p>3</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43">
            <text:p>43</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24">
            <text:p>24</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39">
            <text:p>39</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55">
            <text:p>55</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15">
            <text:p>15</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12">
            <text:p>12</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64">
            <text:p>64</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20">
            <text:p>20</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2">
            <text:p>2</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7">
            <text:p>7</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319">
            <text:p>319</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96">
            <text:p>96</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21">
            <text:p>21</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104">
            <text:p>104</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102">
            <text:p>102</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B</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Fatal</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Unclassified</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95">
            <text:p>95</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14">
            <text:p>14</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621">
            <text:p>621</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163">
            <text:p>163</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155">
            <text:p>155</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833">
            <text:p>833</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4158">
            <text:p>4158</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1397">
            <text:p>1397</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581">
            <text:p>581</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4884">
            <text:p>4884</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732">
            <text:p>732</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106">
            <text:p>106</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18">
            <text:p>18</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145">
            <text:p>145</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162">
            <text:p>162</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9">
            <text:p>9</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7">
            <text:p>7</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65">
            <text:p>65</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7">
            <text:p>7</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7">
            <text:p>7</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29">
            <text:p>29</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77">
            <text:p>77</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B</text:p>
          </table:table-cell>
          <table:table-cell table:style-name="ce0" office:value-type="float" office:value="2">
            <text:p>2</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Unclassified</text:p>
          </table:table-cell>
          <table:table-cell table:style-name="ce0" office:value-type="float" office:value="2">
            <text:p>2</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503">
            <text:p>503</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52">
            <text:p>52</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12">
            <text:p>12</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10">
            <text:p>10</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63">
            <text:p>63</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668">
            <text:p>668</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377">
            <text:p>377</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52">
            <text:p>52</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869">
            <text:p>869</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614">
            <text:p>614</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227">
            <text:p>227</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17">
            <text:p>17</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247">
            <text:p>247</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582">
            <text:p>582</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117">
            <text:p>117</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11">
            <text:p>11</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69">
            <text:p>69</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1965">
            <text:p>1965</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735">
            <text:p>735</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189">
            <text:p>189</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1078">
            <text:p>1078</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667">
            <text:p>667</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B</text:p>
          </table:table-cell>
          <table:table-cell table:style-name="ce0" office:value-type="float" office:value="6">
            <text:p>6</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3">
            <text:p>3</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Unclassified</text:p>
          </table:table-cell>
          <table:table-cell table:style-name="ce0" office:value-type="float" office:value="8">
            <text:p>8</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Serious</text:p>
          </table:table-cell>
          <table:table-cell table:style-name="ce0" office:value-type="string">
            <text:p>Unallocated</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608">
            <text:p>608</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55">
            <text:p>55</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3502">
            <text:p>3502</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908">
            <text:p>908</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952">
            <text:p>952</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4165">
            <text:p>4165</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19430">
            <text:p>19430</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5926">
            <text:p>5926</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3037">
            <text:p>3037</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20042">
            <text:p>20042</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3284">
            <text:p>3284</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322">
            <text:p>322</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68">
            <text:p>68</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481">
            <text:p>481</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900">
            <text:p>900</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32">
            <text:p>32</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11">
            <text:p>11</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56">
            <text:p>56</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245">
            <text:p>245</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44">
            <text:p>44</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41">
            <text:p>41</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82">
            <text:p>82</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320">
            <text:p>320</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B</text:p>
          </table:table-cell>
          <table:table-cell table:style-name="ce0" office:value-type="float" office:value="7">
            <text:p>7</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12">
            <text:p>12</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rban</text:p>
          </table:table-cell>
          <table:table-cell table:style-name="ce0" office:value-type="string">
            <text:p>Non built up road</text:p>
          </table:table-cell>
          <table:table-cell table:style-name="ce0" office:value-type="string">
            <text:p>61-70 mph</text:p>
          </table:table-cell>
          <table:table-cell table:style-name="ce0" office:value-type="string">
            <text:p>Unclassified</text:p>
          </table:table-cell>
          <table:table-cell table:style-name="ce0" office:value-type="float" office:value="9">
            <text:p>9</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2510">
            <text:p>2510</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Motorway</text:p>
          </table:table-cell>
          <table:table-cell table:style-name="ce0" office:value-type="string">
            <text:p>Motorway</text:p>
          </table:table-cell>
          <table:table-cell table:style-name="ce0" office:value-type="string">
            <text:p>A(M)</text:p>
          </table:table-cell>
          <table:table-cell table:style-name="ce0" office:value-type="float" office:value="192">
            <text:p>192</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A</text:p>
          </table:table-cell>
          <table:table-cell table:style-name="ce0" office:value-type="float" office:value="58">
            <text:p>58</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B</text:p>
          </table:table-cell>
          <table:table-cell table:style-name="ce0" office:value-type="float" office:value="30">
            <text:p>30</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C</text:p>
          </table:table-cell>
          <table:table-cell table:style-name="ce0" office:value-type="float" office:value="7">
            <text:p>7</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1-20 mph</text:p>
          </table:table-cell>
          <table:table-cell table:style-name="ce0" office:value-type="string">
            <text:p>Unclassified</text:p>
          </table:table-cell>
          <table:table-cell table:style-name="ce0" office:value-type="float" office:value="207">
            <text:p>207</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2616">
            <text:p>2616</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1277">
            <text:p>1277</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C</text:p>
          </table:table-cell>
          <table:table-cell table:style-name="ce0" office:value-type="float" office:value="259">
            <text:p>259</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3107">
            <text:p>3107</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2087">
            <text:p>2087</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B</text:p>
          </table:table-cell>
          <table:table-cell table:style-name="ce0" office:value-type="float" office:value="631">
            <text:p>631</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C</text:p>
          </table:table-cell>
          <table:table-cell table:style-name="ce0" office:value-type="float" office:value="102">
            <text:p>102</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685">
            <text:p>685</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1782">
            <text:p>1782</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B</text:p>
          </table:table-cell>
          <table:table-cell table:style-name="ce0" office:value-type="float" office:value="321">
            <text:p>321</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C</text:p>
          </table:table-cell>
          <table:table-cell table:style-name="ce0" office:value-type="float" office:value="35">
            <text:p>35</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41-50 mph</text:p>
          </table:table-cell>
          <table:table-cell table:style-name="ce0" office:value-type="string">
            <text:p>Unclassified</text:p>
          </table:table-cell>
          <table:table-cell table:style-name="ce0" office:value-type="float" office:value="224">
            <text:p>224</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4573">
            <text:p>4573</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1628">
            <text:p>1628</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C</text:p>
          </table:table-cell>
          <table:table-cell table:style-name="ce0" office:value-type="float" office:value="436">
            <text:p>436</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2718">
            <text:p>2718</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2276">
            <text:p>2276</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B</text:p>
          </table:table-cell>
          <table:table-cell table:style-name="ce0" office:value-type="float" office:value="16">
            <text:p>16</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C</text:p>
          </table:table-cell>
          <table:table-cell table:style-name="ce0" office:value-type="float" office:value="8">
            <text:p>8</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Rural</text:p>
          </table:table-cell>
          <table:table-cell table:style-name="ce0" office:value-type="string">
            <text:p>Non built up road</text:p>
          </table:table-cell>
          <table:table-cell table:style-name="ce0" office:value-type="string">
            <text:p>61-70 mph</text:p>
          </table:table-cell>
          <table:table-cell table:style-name="ce0" office:value-type="string">
            <text:p>Unclassified</text:p>
          </table:table-cell>
          <table:table-cell table:style-name="ce0" office:value-type="float" office:value="33">
            <text:p>33</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nallocated</text:p>
          </table:table-cell>
          <table:table-cell table:style-name="ce0" office:value-type="string">
            <text:p>Motorway</text:p>
          </table:table-cell>
          <table:table-cell table:style-name="ce0" office:value-type="string">
            <text:p>Motorway</text:p>
          </table:table-cell>
          <table:table-cell table:style-name="ce0" office:value-type="string">
            <text:p>Motorway</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A</text:p>
          </table:table-cell>
          <table:table-cell table:style-name="ce0" office:value-type="float" office:value="5">
            <text:p>5</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B</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nallocated</text:p>
          </table:table-cell>
          <table:table-cell table:style-name="ce0" office:value-type="string">
            <text:p>Built up road</text:p>
          </table:table-cell>
          <table:table-cell table:style-name="ce0" office:value-type="string">
            <text:p>21-30 mph</text:p>
          </table:table-cell>
          <table:table-cell table:style-name="ce0" office:value-type="string">
            <text:p>Unclassified</text:p>
          </table:table-cell>
          <table:table-cell table:style-name="ce0" office:value-type="float" office:value="3">
            <text:p>3</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nallocated</text:p>
          </table:table-cell>
          <table:table-cell table:style-name="ce0" office:value-type="string">
            <text:p>Built up road</text:p>
          </table:table-cell>
          <table:table-cell table:style-name="ce0" office:value-type="string">
            <text:p>31-40 mph</text:p>
          </table:table-cell>
          <table:table-cell table:style-name="ce0" office:value-type="string">
            <text:p>A</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nallocated</text:p>
          </table:table-cell>
          <table:table-cell table:style-name="ce0" office:value-type="string">
            <text:p>Built up road</text:p>
          </table:table-cell>
          <table:table-cell table:style-name="ce0" office:value-type="string">
            <text:p>31-40 mph</text:p>
          </table:table-cell>
          <table:table-cell table:style-name="ce0" office:value-type="string">
            <text:p>Unclassified</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nallocated</text:p>
          </table:table-cell>
          <table:table-cell table:style-name="ce0" office:value-type="string">
            <text:p>Non built up road</text:p>
          </table:table-cell>
          <table:table-cell table:style-name="ce0" office:value-type="string">
            <text:p>41-50 mph</text:p>
          </table:table-cell>
          <table:table-cell table:style-name="ce0" office:value-type="string">
            <text:p>A</text:p>
          </table:table-cell>
          <table:table-cell table:style-name="ce0" office:value-type="float" office:value="2">
            <text:p>2</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A</text:p>
          </table:table-cell>
          <table:table-cell table:style-name="ce0" office:value-type="float" office:value="5">
            <text:p>5</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B</text:p>
          </table:table-cell>
          <table:table-cell table:style-name="ce0" office:value-type="float" office:value="1">
            <text:p>1</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nallocated</text:p>
          </table:table-cell>
          <table:table-cell table:style-name="ce0" office:value-type="string">
            <text:p>Non built up road</text:p>
          </table:table-cell>
          <table:table-cell table:style-name="ce0" office:value-type="string">
            <text:p>51-60 mph</text:p>
          </table:table-cell>
          <table:table-cell table:style-name="ce0" office:value-type="string">
            <text:p>Unclassified</text:p>
          </table:table-cell>
          <table:table-cell table:style-name="ce0" office:value-type="float" office:value="3">
            <text:p>3</text:p>
          </table:table-cell>
          <table:table-cell table:number-columns-repeated="1017"/>
        </table:table-row>
        <table:table-row>
          <table:table-cell table:style-name="ce0" office:value-type="float" office:value="2019">
            <text:p>2019</text:p>
          </table:table-cell>
          <table:table-cell table:style-name="ce0" office:value-type="string">
            <text:p>Slight</text:p>
          </table:table-cell>
          <table:table-cell table:style-name="ce0" office:value-type="string">
            <text:p>Unallocated</text:p>
          </table:table-cell>
          <table:table-cell table:style-name="ce0" office:value-type="string">
            <text:p>Non built up road</text:p>
          </table:table-cell>
          <table:table-cell table:style-name="ce0" office:value-type="string">
            <text:p>61-70 mph</text:p>
          </table:table-cell>
          <table:table-cell table:style-name="ce0" office:value-type="string">
            <text:p>A</text:p>
          </table:table-cell>
          <table:table-cell table:style-name="ce0" office:value-type="float" office:value="1">
            <text:p>1</text:p>
          </table:table-cell>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1-04-05T13:27:48+00:00</meta:creation-date>
    <dc:date>2021-04-05T13:27:48+00:00</dc:date>
    <dc:title>Untitled Spreadsheet</dc:title>
    <dc:description/>
    <dc:subject/>
    <meta:keyword/>
    <meta:user-defined meta:name="Company">Microsoft Corporation</meta:user-defined>
    <meta:user-defined meta:name="category"/>
  </office:meta>
</office:document-meta>
</file>